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shedBorderElement.DashedBorderElement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shedBorderElement.convert2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shedBorderElement.toSolidAnd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shedBorderElement.mergeSolid( SolidAndDoubleBorderElement sd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shedBorderElement.merge( AbstractBorder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shedBorderElement.mergeDashed( DashedBorderElement db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